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  <style:map style:condition="cell-content()=1" style:apply-style-name="無題1" style:base-cell-address="Sheet1.DA14"/>
      <style:map style:condition="cell-content()=6" style:apply-style-name="無題5" style:base-cell-address="Sheet1.DA14"/>
      <style:map style:condition="cell-content()=9" style:apply-style-name="無題6" style:base-cell-address="Sheet1.DA14"/>
    </style:style>
    <style:style style:name="ce2" style:family="table-cell" style:parent-style-name="Default">
      <style:map style:condition="cell-content()=1" style:apply-style-name="無題1" style:base-cell-address="Sheet1.DA14"/>
      <style:map style:condition="cell-content()=6" style:apply-style-name="無題5" style:base-cell-address="Sheet1.DA14"/>
      <style:map style:condition="cell-content()=9" style:apply-style-name="無題6" style:base-cell-address="Sheet1.DA14"/>
    </style:style>
  </office:automatic-styles>
  <office:body>
    <office:spreadsheet>
      <table:table table:name="Sheet1" table:style-name="ta1" table:print="false">
        <table:table-column table:style-name="co1" table:number-columns-repeated="1021" table:default-cell-style-name="ce1"/>
        <table:table-column table:style-name="co1" table:number-columns-repeated="3" table:default-cell-style-name="ce2"/>
        <table:table-row table:style-name="ro1">
          <table:table-cell table:number-columns-repeated="110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10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8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4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ffff00"/>
    </style:style>
    <style:style style:name="無題3" style:family="table-cell" style:parent-style-name="Default">
      <style:table-cell-properties fo:background-color="#00ffff"/>
    </style:style>
    <style:style style:name="無題4" style:family="table-cell" style:parent-style-name="Default">
      <style:table-cell-properties fo:background-color="#6666ff"/>
    </style:style>
    <style:style style:name="無題5" style:family="table-cell" style:parent-style-name="Default">
      <style:table-cell-properties fo:background-color="#808080"/>
    </style:style>
    <style:style style:name="無題6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6">2025/07/06</text:date>, <text:time>19:17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06T16:56:53.31</dc:date>
    <dc:creator>ra so</dc:creator>
    <meta:generator>OpenOffice/4.1.15$Win32 OpenOffice.org_project/4115m2$Build-9813</meta:generator>
    <meta:editing-duration>PT4H45M37S</meta:editing-duration>
    <meta:editing-cycles>13</meta:editing-cycles>
    <meta:document-statistic meta:table-count="1" meta:cell-count="990" meta:object-count="0"/>
  </office:meta>
</office:document-meta>
</file>